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85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111">
      <style:text-properties style:text-position="" fo:font-weight="bold" style:font-weight-asian="bold" style:font-weight-complex="600"/>
    </style:style>
    <style:style style:name="ce35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ackground-color="#ff950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 style:data-style-name="N1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e6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ff950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42" style:family="table-cell" style:parent-style-name="Default" style:data-style-name="N1">
      <style:text-properties fo:font-weight="bold" style:font-weight-asian="bold" style:font-weight-complex="bold"/>
    </style:style>
    <style:style style:name="ce43" style:family="table-cell" style:parent-style-name="Default" style:data-style-name="N111">
      <style:text-properties fo:font-weight="bold" style:font-weight-asian="bold" style:font-weight-complex="6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5" style:family="table-cell" style:parent-style-name="Default" style:data-style-name="N11"/>
    <style:style style:name="ce4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19"/>
        <table:table-column table:style-name="co4" table:default-cell-style-name="ce19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3">
          <table:table-cell table:style-name="ce7" office:value-type="string" calcext:value-type="string">
            <text:p>EMONPI SHIELD</text:p>
          </table:table-cell>
          <table:table-cell table:style-name="ce14"/>
          <table:table-cell table:number-columns-repeated="2" table:style-name="ce18" office:value-type="string" calcext:value-type="string">
            <text:p>weight (g)</text:p>
          </table:table-cell>
          <table:table-cell table:style-name="ce29"/>
          <table:table-cell table:style-name="ce18" office:value-type="string" calcext:value-type="string">
            <text:p>MJ/kg</text:p>
          </table:table-cell>
          <table:table-cell table:style-name="ce18" office:value-type="string" calcext:value-type="string">
            <text:p>Wh/g</text:p>
          </table:table-cell>
          <table:table-cell table:style-name="ce29"/>
          <table:table-cell table:style-name="ce18" office:value-type="string" calcext:value-type="string">
            <text:p>Wh</text:p>
          </table:table-cell>
          <table:table-cell table:style-name="ce29" table:number-columns-repeated="2"/>
          <table:table-cell table:style-name="ce29" office:value-type="string" calcext:value-type="string">
            <text:p>Source</text:p>
          </table:table-cell>
          <table:table-cell table:style-name="ce14" table:number-columns-repeated="2"/>
          <table:table-cell table:number-columns-repeated="3"/>
          <table:table-cell table:style-name="ce8" office:value-type="string" calcext:value-type="string">
            <text:p>EmonPi Shield break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mega 328</text:p>
          </table:table-cell>
          <table:table-cell office:value-type="float" office:value="1" calcext:value-type="float">
            <text:p>1</text:p>
          </table:table-cell>
          <table:table-cell office:value-type="float" office:value="0.14375" calcext:value-type="float">
            <text:p>0.14375</text:p>
          </table:table-cell>
          <table:table-cell table:formula="of:=[.C2]*[.B2]" office:value-type="float" office:value="0.14375" calcext:value-type="float">
            <text:p>0.14375</text:p>
          </table:table-cell>
          <table:table-cell/>
          <table:table-cell table:style-name="ce30" office:value-type="float" office:value="1787" calcext:value-type="float">
            <text:p>1787</text:p>
          </table:table-cell>
          <table:table-cell table:style-name="ce36" table:formula="of:=([.F2]/3.6)" office:value-type="float" office:value="496.388888888889" calcext:value-type="float">
            <text:p>496</text:p>
          </table:table-cell>
          <table:table-cell/>
          <table:table-cell table:style-name="ce36" table:formula="of:=[.G2]*[.C2]" office:value-type="float" office:value="71.3559027777778" calcext:value-type="float">
            <text:p>71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"Small" Integrated Circuits (low estimate)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table:formula="of:=[.C3]*[.B3]" office:value-type="float" office:value="0.0008" calcext:value-type="float">
            <text:p>0.000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3]/3.6)" office:value-type="float" office:value="824.722222222222" calcext:value-type="float">
            <text:p>825</text:p>
          </table:table-cell>
          <table:table-cell/>
          <table:table-cell table:style-name="ce38" table:formula="of:=[.G3]*[.D3]" office:value-type="float" office:value="0.659777777777778" calcext:value-type="float">
            <text:p>0.66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4"/>
          <table:table-cell office:value-type="string" calcext:value-type="string">
            <text:p>SMT Components</text:p>
          </table:table-cell>
          <table:table-cell/>
          <table:table-cell table:formula="of:=[.I27]+[.I24]+[.I21]+[.I16]+[.I15]+[.I13]+[.I12]+[.I9]+[.I8]+[.I5]+[.I4]+[.I3]+[.I14]" office:value-type="float" office:value="100.298384722222" calcext:value-type="float">
            <text:p>100.2983847222</text:p>
          </table:table-cell>
          <table:table-cell/>
          <table:table-cell table:style-name="ce45" table:formula="of:=[.T3]/[.$T$10]" office:value-type="percentage" office:value="0.0197796837791111" calcext:value-type="percentage">
            <text:p>1.98%</text:p>
          </table:table-cell>
        </table:table-row>
        <table:table-row table:style-name="ro2">
          <table:table-cell office:value-type="string" calcext:value-type="string">
            <text:p>100nf</text:p>
          </table:table-cell>
          <table:table-cell office:value-type="float" office:value="5" calcext:value-type="float">
            <text:p>5</text:p>
          </table:table-cell>
          <table:table-cell office:value-type="float" office:value="0.000024" calcext:value-type="float">
            <text:p>0.000024</text:p>
          </table:table-cell>
          <table:table-cell table:formula="of:=[.C4]*[.B4]" office:value-type="float" office:value="0.00012" calcext:value-type="float">
            <text:p>0.00012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4]/3.6)" office:value-type="float" office:value="824.722222222222" calcext:value-type="float">
            <text:p>825</text:p>
          </table:table-cell>
          <table:table-cell/>
          <table:table-cell table:style-name="ce38" table:formula="of:=[.G4]*[.D4]" office:value-type="float" office:value="0.0989666666666667" calcext:value-type="float">
            <text:p>0.099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4"/>
          <table:table-cell office:value-type="string" calcext:value-type="string">
            <text:p>SMT Crystal</text:p>
          </table:table-cell>
          <table:table-cell/>
          <table:table-cell table:formula="of:=[.I6]" office:value-type="float" office:value="453.597222222222" calcext:value-type="float">
            <text:p>453.5972222222</text:p>
          </table:table-cell>
          <table:table-cell/>
          <table:table-cell table:style-name="ce45" table:formula="of:=[.T4]/[.$T$10]" office:value-type="percentage" office:value="0.0894531815590733" calcext:value-type="percentage">
            <text:p>8.95%</text:p>
          </table:table-cell>
        </table:table-row>
        <table:table-row table:style-name="ro2"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0.000024" calcext:value-type="float">
            <text:p>0.000024</text:p>
          </table:table-cell>
          <table:table-cell table:formula="of:=[.C5]*[.B5]" office:value-type="float" office:value="0.000048" calcext:value-type="float">
            <text:p>0.00004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5]/3.6)" office:value-type="float" office:value="824.722222222222" calcext:value-type="float">
            <text:p>825</text:p>
          </table:table-cell>
          <table:table-cell/>
          <table:table-cell table:style-name="ce38" table:formula="of:=[.G5]*[.D5]" office:value-type="float" office:value="0.0395866666666667" calcext:value-type="float">
            <text:p>0.04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4"/>
          <table:table-cell office:value-type="string" calcext:value-type="string">
            <text:p>Integrated circuits</text:p>
          </table:table-cell>
          <table:table-cell/>
          <table:table-cell table:formula="of:=[.I2]+[.I26]+[.I28]+[.I29]" office:value-type="float" office:value="236.104583333333" calcext:value-type="float">
            <text:p>236.1045833333</text:p>
          </table:table-cell>
          <table:table-cell/>
          <table:table-cell table:style-name="ce45" table:formula="of:=[.T5]/[.$T$10]" office:value-type="percentage" office:value="0.0465618066538753" calcext:value-type="percentage">
            <text:p>4.66%</text:p>
          </table:table-cell>
        </table:table-row>
        <table:table-row table:style-name="ro2">
          <table:table-cell office:value-type="string" calcext:value-type="string">
            <text:p>16MHz crystal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formula="of:=[.C6]*[.B6]" office:value-type="float" office:value="0.55" calcext:value-type="float">
            <text:p>0.55</text:p>
          </table:table-cell>
          <table:table-cell office:value-type="string" calcext:value-type="string">
            <text:p>metal case?</text:p>
          </table:table-cell>
          <table:table-cell table:style-name="ce31" office:value-type="float" office:value="2969" calcext:value-type="float">
            <text:p>2969</text:p>
          </table:table-cell>
          <table:table-cell table:style-name="ce36" table:formula="of:=([.F6]/3.6)" office:value-type="float" office:value="824.722222222222" calcext:value-type="float">
            <text:p>825</text:p>
          </table:table-cell>
          <table:table-cell/>
          <table:table-cell table:style-name="ce36" table:formula="of:=[.G6]*[.D6]" office:value-type="float" office:value="453.597222222222" calcext:value-type="float">
            <text:p>454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4"/>
          <table:table-cell office:value-type="string" calcext:value-type="string">
            <text:p>Connectors</text:p>
          </table:table-cell>
          <table:table-cell/>
          <table:table-cell table:formula="of:=[.I11]+[.I18]+[.I20]+[.I22]+[.I25]+[.I31]+[.I32]+[.I33]+[.I34]" office:value-type="float" office:value="475.291666666667" calcext:value-type="float">
            <text:p>475.2916666667</text:p>
          </table:table-cell>
          <table:table-cell/>
          <table:table-cell table:style-name="ce45" table:formula="of:=[.T6]/[.$T$10]" office:value-type="percentage" office:value="0.0937315081947716" calcext:value-type="percentage">
            <text:p>9.37%</text:p>
          </table:table-cell>
        </table:table-row>
        <table:table-row table:style-name="ro2">
          <table:table-cell table:number-columns-repeated="3"/>
          <table:table-cell table:formula="of:=[.C7]*[.B7]" office:value-type="float" office:value="0" calcext:value-type="float">
            <text:p>0</text:p>
          </table:table-cell>
          <table:table-cell/>
          <table:table-cell table:style-name="ce19"/>
          <table:table-cell table:style-name="ce36"/>
          <table:table-cell/>
          <table:table-cell table:style-name="ce38"/>
          <table:table-cell table:number-columns-repeated="8"/>
          <table:table-cell office:value-type="string" calcext:value-type="string">
            <text:p>PCB</text:p>
          </table:table-cell>
          <table:table-cell/>
          <table:table-cell table:formula="of:=[.I35]" office:value-type="float" office:value="2166.04166666667" calcext:value-type="float">
            <text:p>2166.0416666667</text:p>
          </table:table-cell>
          <table:table-cell/>
          <table:table-cell table:style-name="ce45" table:formula="of:=[.T7]/[.$T$10]" office:value-type="percentage" office:value="0.427161607215324" calcext:value-type="percentage">
            <text:p>42.72%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float" office:value="0.005897" calcext:value-type="float">
            <text:p>0.005897</text:p>
          </table:table-cell>
          <table:table-cell table:formula="of:=[.C8]*[.B8]" office:value-type="float" office:value="0.005897" calcext:value-type="float">
            <text:p>0.005897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8]/3.6)" office:value-type="float" office:value="824.722222222222" calcext:value-type="float">
            <text:p>825</text:p>
          </table:table-cell>
          <table:table-cell/>
          <table:table-cell table:style-name="ce38" table:formula="of:=[.G8]*[.D8]" office:value-type="float" office:value="4.86338694444444" calcext:value-type="float">
            <text:p>4.863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4"/>
          <table:table-cell office:value-type="string" calcext:value-type="string">
            <text:p>Assembly</text:p>
          </table:table-cell>
          <table:table-cell/>
          <table:table-cell table:formula="of:=[.I37]+[.I36]" office:value-type="float" office:value="1639.44444444444" calcext:value-type="float">
            <text:p>1639.4444444445</text:p>
          </table:table-cell>
          <table:table-cell/>
          <table:table-cell table:style-name="ce45" table:formula="of:=[.T8]/[.$T$10]" office:value-type="percentage" office:value="0.323312212597845" calcext:value-type="percentage">
            <text:p>32.33%</text:p>
          </table:table-cell>
        </table:table-row>
        <table:table-row table:style-name="ro2">
          <table:table-cell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 office:value-type="float" office:value="0.0008" calcext:value-type="float">
            <text:p>0.0008</text:p>
          </table:table-cell>
          <table:table-cell table:formula="of:=[.C9]*[.B9]" office:value-type="float" office:value="0.004" calcext:value-type="float">
            <text:p>0.004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9]/3.6)" office:value-type="float" office:value="824.722222222222" calcext:value-type="float">
            <text:p>825</text:p>
          </table:table-cell>
          <table:table-cell/>
          <table:table-cell table:style-name="ce38" table:formula="of:=[.G9]*[.D9]" office:value-type="float" office:value="3.29888888888889" calcext:value-type="float">
            <text:p>3.299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/>
          <table:table-cell table:style-name="ce19"/>
          <table:table-cell table:style-name="ce36"/>
          <table:table-cell/>
          <table:table-cell table:style-name="ce38"/>
          <table:table-cell table:number-columns-repeated="10"/>
          <table:table-cell table:formula="of:=SUM([.T3:.T8])" office:value-type="float" office:value="5070.77796805556" calcext:value-type="float">
            <text:p>5070.77796805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5mm jack socket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formula="of:=[.C11]*[.B11]" office:value-type="float" office:value="3.4" calcext:value-type="float">
            <text:p>3.4</text:p>
          </table:table-cell>
          <table:table-cell office:value-type="string" calcext:value-type="string">
            <text:p>mostly plastic</text:p>
          </table:table-cell>
          <table:table-cell table:style-name="ce33" office:value-type="float" office:value="187" calcext:value-type="float">
            <text:p>187</text:p>
          </table:table-cell>
          <table:table-cell table:style-name="ce36" table:formula="of:=([.F11]/3.6)" office:value-type="float" office:value="51.9444444444444" calcext:value-type="float">
            <text:p>52</text:p>
          </table:table-cell>
          <table:table-cell/>
          <table:table-cell table:style-name="ce36" table:formula="of:=[.G11]*[.D11]" office:value-type="float" office:value="176.611111111111" calcext:value-type="float">
            <text:p>177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R</text:p>
          </table:table-cell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table:formula="of:=[.C12]*[.B12]" office:value-type="float" office:value="0.0016" calcext:value-type="float">
            <text:p>0.0016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2]/3.6)" office:value-type="float" office:value="824.722222222222" calcext:value-type="float">
            <text:p>825</text:p>
          </table:table-cell>
          <table:table-cell/>
          <table:table-cell table:style-name="ce38" table:formula="of:=[.G12]*[.D12]" office:value-type="float" office:value="1.31955555555556" calcext:value-type="float">
            <text:p>1.32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470K</text:p>
          </table:table-cell>
          <table:table-cell office:value-type="float" office:value="6" calcext:value-type="float">
            <text:p>6</text:p>
          </table:table-cell>
          <table:table-cell office:value-type="float" office:value="0.0008" calcext:value-type="float">
            <text:p>0.0008</text:p>
          </table:table-cell>
          <table:table-cell table:formula="of:=[.C13]*[.B13]" office:value-type="float" office:value="0.0048" calcext:value-type="float">
            <text:p>0.004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3]/3.6)" office:value-type="float" office:value="824.722222222222" calcext:value-type="float">
            <text:p>825</text:p>
          </table:table-cell>
          <table:table-cell/>
          <table:table-cell table:style-name="ce38" table:formula="of:=[.G13]*[.D13]" office:value-type="float" office:value="3.95866666666667" calcext:value-type="float">
            <text:p>3.959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C14]*[.B14]" office:value-type="float" office:value="0.75" calcext:value-type="float">
            <text:p>0.75</text:p>
          </table:table-cell>
          <table:table-cell/>
          <table:table-cell table:style-name="ce31" office:value-type="float" office:value="383" calcext:value-type="float">
            <text:p>383</text:p>
          </table:table-cell>
          <table:table-cell table:style-name="ce36" table:formula="of:=([.F14]/3.6)" office:value-type="float" office:value="106.388888888889" calcext:value-type="float">
            <text:p>106</text:p>
          </table:table-cell>
          <table:table-cell/>
          <table:table-cell table:style-name="ce36" table:formula="of:=[.G14]*[.D14]" office:value-type="float" office:value="79.7916666666667" calcext:value-type="float">
            <text:p>8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table:formula="of:=[.C15]*[.B15]" office:value-type="float" office:value="0.0016" calcext:value-type="float">
            <text:p>0.0016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5]/3.6)" office:value-type="float" office:value="824.722222222222" calcext:value-type="float">
            <text:p>825</text:p>
          </table:table-cell>
          <table:table-cell/>
          <table:table-cell table:style-name="ce38" table:formula="of:=[.G15]*[.D15]" office:value-type="float" office:value="1.31955555555556" calcext:value-type="float">
            <text:p>1.32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20K</text:p>
          </table:table-cell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table:formula="of:=[.C16]*[.B16]" office:value-type="float" office:value="0.0016" calcext:value-type="float">
            <text:p>0.0016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6]/3.6)" office:value-type="float" office:value="824.722222222222" calcext:value-type="float">
            <text:p>825</text:p>
          </table:table-cell>
          <table:table-cell/>
          <table:table-cell table:style-name="ce38" table:formula="of:=[.G16]*[.D16]" office:value-type="float" office:value="1.31955555555556" calcext:value-type="float">
            <text:p>1.32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 office:value-type="float" office:value="0.0008" calcext:value-type="float">
            <text:p>0.0008</text:p>
          </table:table-cell>
          <table:table-cell table:formula="of:=[.C17]*[.B17]" office:value-type="float" office:value="0.0024" calcext:value-type="float">
            <text:p>0.0024</text:p>
          </table:table-cell>
          <table:table-cell/>
          <table:table-cell table:style-name="ce19"/>
          <table:table-cell table:style-name="ce36"/>
          <table:table-cell/>
          <table:table-cell table:style-name="ce38"/>
          <table:table-cell table:number-columns-repeated="13"/>
        </table:table-row>
        <table:table-row table:style-name="ro2">
          <table:table-cell office:value-type="string" calcext:value-type="string">
            <text:p>2.1mm AC socke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C18]*[.B18]" office:value-type="float" office:value="1.7" calcext:value-type="float">
            <text:p>1.7</text:p>
          </table:table-cell>
          <table:table-cell office:value-type="string" calcext:value-type="string">
            <text:p>mostly plastic</text:p>
          </table:table-cell>
          <table:table-cell table:style-name="ce33" office:value-type="float" office:value="187" calcext:value-type="float">
            <text:p>187</text:p>
          </table:table-cell>
          <table:table-cell table:style-name="ce36" table:formula="of:=([.F18]/3.6)" office:value-type="float" office:value="51.9444444444444" calcext:value-type="float">
            <text:p>52</text:p>
          </table:table-cell>
          <table:table-cell/>
          <table:table-cell table:style-name="ce36" table:formula="of:=[.G18]*[.D18]" office:value-type="float" office:value="88.3055555555556" calcext:value-type="float">
            <text:p>88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9"/>
          <table:table-cell table:style-name="ce36"/>
          <table:table-cell/>
          <table:table-cell table:style-name="ce38"/>
          <table:table-cell table:number-columns-repeated="13"/>
        </table:table-row>
        <table:table-row table:style-name="ro2">
          <table:table-cell office:value-type="string" calcext:value-type="string">
            <text:p>usb mini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C20]*[.B20]" office:value-type="float" office:value="0.6" calcext:value-type="float">
            <text:p>0.6</text:p>
          </table:table-cell>
          <table:table-cell office:value-type="string" calcext:value-type="string">
            <text:p>mostly metal</text:p>
          </table:table-cell>
          <table:table-cell table:style-name="ce33" office:value-type="float" office:value="187" calcext:value-type="float">
            <text:p>187</text:p>
          </table:table-cell>
          <table:table-cell table:style-name="ce36" table:formula="of:=([.F20]/3.6)" office:value-type="float" office:value="51.9444444444444" calcext:value-type="float">
            <text:p>52</text:p>
          </table:table-cell>
          <table:table-cell/>
          <table:table-cell table:style-name="ce36" table:formula="of:=[.G20]*[.D20]" office:value-type="float" office:value="31.1666666666667" calcext:value-type="float">
            <text:p>31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.5A fuse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formula="of:=[.C21]*[.B21]" office:value-type="float" office:value="0.002" calcext:value-type="float">
            <text:p>0.002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21]/3.6)" office:value-type="float" office:value="824.722222222222" calcext:value-type="float">
            <text:p>825</text:p>
          </table:table-cell>
          <table:table-cell/>
          <table:table-cell table:style-name="ce38" table:formula="of:=[.G21]*[.D21]" office:value-type="float" office:value="1.64944444444444" calcext:value-type="float">
            <text:p>1.649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utdown butt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C22]*[.B22]" office:value-type="float" office:value="0.5" calcext:value-type="float">
            <text:p>0.5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22]/3.6)" office:value-type="float" office:value="51.9444444444444" calcext:value-type="float">
            <text:p>52</text:p>
          </table:table-cell>
          <table:table-cell/>
          <table:table-cell table:style-name="ce36" table:formula="of:=[.G22]*[.D22]" office:value-type="float" office:value="25.9722222222222" calcext:value-type="float">
            <text:p>26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9"/>
          <table:table-cell table:style-name="ce36"/>
          <table:table-cell/>
          <table:table-cell table:style-name="ce38"/>
          <table:table-cell table:number-columns-repeated="13"/>
        </table:table-row>
        <table:table-row table:style-name="ro2"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table:formula="of:=[.C24]*[.B24]" office:value-type="float" office:value="0.0008" calcext:value-type="float">
            <text:p>0.000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24]/3.6)" office:value-type="float" office:value="824.722222222222" calcext:value-type="float">
            <text:p>825</text:p>
          </table:table-cell>
          <table:table-cell/>
          <table:table-cell table:style-name="ce38" table:formula="of:=[.G24]*[.D24]" office:value-type="float" office:value="0.659777777777778" calcext:value-type="float">
            <text:p>0.66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j4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C25]*[.B25]" office:value-type="float" office:value="0.6" calcext:value-type="float">
            <text:p>0.6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25]/3.6)" office:value-type="float" office:value="51.9444444444444" calcext:value-type="float">
            <text:p>52</text:p>
          </table:table-cell>
          <table:table-cell/>
          <table:table-cell table:style-name="ce36" table:formula="of:=[.G25]*[.D25]" office:value-type="float" office:value="31.1666666666667" calcext:value-type="float">
            <text:p>31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 eeprom CAT24c32WI-GT3</text:p>
          </table:table-cell>
          <table:table-cell office:value-type="float" office:value="1" calcext:value-type="float">
            <text:p>1</text:p>
          </table:table-cell>
          <table:table-cell office:value-type="float" office:value="0.14375" calcext:value-type="float">
            <text:p>0.14375</text:p>
          </table:table-cell>
          <table:table-cell table:formula="of:=[.C26]" office:value-type="float" office:value="0.14375" calcext:value-type="float">
            <text:p>0.14375</text:p>
          </table:table-cell>
          <table:table-cell/>
          <table:table-cell table:style-name="ce30" office:value-type="float" office:value="1787" calcext:value-type="float">
            <text:p>1787</text:p>
          </table:table-cell>
          <table:table-cell table:style-name="ce36" table:formula="of:=([.F26]/3.6)" office:value-type="float" office:value="496.388888888889" calcext:value-type="float">
            <text:p>496</text:p>
          </table:table-cell>
          <table:table-cell/>
          <table:table-cell table:style-name="ce36" table:formula="of:=[.G26]*[.D26]" office:value-type="float" office:value="71.3559027777778" calcext:value-type="float">
            <text:p>71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"Small" Integrated Circuits (low estimate)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.9K</text:p>
          </table:table-cell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table:formula="of:=[.C27]*[.B27]" office:value-type="float" office:value="0.0016" calcext:value-type="float">
            <text:p>0.0016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27]/3.6)" office:value-type="float" office:value="824.722222222222" calcext:value-type="float">
            <text:p>825</text:p>
          </table:table-cell>
          <table:table-cell/>
          <table:table-cell table:style-name="ce38" table:formula="of:=[.G27]*[.D27]" office:value-type="float" office:value="1.31955555555556" calcext:value-type="float">
            <text:p>1.32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urface mounted devices and LEDs (avg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cp1700</text:p>
          </table:table-cell>
          <table:table-cell office:value-type="float" office:value="1" calcext:value-type="float">
            <text:p>1</text:p>
          </table:table-cell>
          <table:table-cell table:formula="of:=0.002" office:value-type="float" office:value="0.002" calcext:value-type="float">
            <text:p>0.002</text:p>
          </table:table-cell>
          <table:table-cell table:formula="of:=[.C28]*[.B28]" office:value-type="float" office:value="0.002" calcext:value-type="float">
            <text:p>0.002</text:p>
          </table:table-cell>
          <table:table-cell/>
          <table:table-cell table:style-name="ce30" office:value-type="float" office:value="1787" calcext:value-type="float">
            <text:p>1787</text:p>
          </table:table-cell>
          <table:table-cell table:style-name="ce36" table:formula="of:=([.F28]/3.6)" office:value-type="float" office:value="496.388888888889" calcext:value-type="float">
            <text:p>496</text:p>
          </table:table-cell>
          <table:table-cell/>
          <table:table-cell table:style-name="ce38" table:formula="of:=[.G28]*[.D28]" office:value-type="float" office:value="0.992777777777778" calcext:value-type="float">
            <text:p>0.993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"Small" Integrated Circuits (low estimate)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fm6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C29]*[.B29]" office:value-type="float" office:value="0.7" calcext:value-type="float">
            <text:p>0.7</text:p>
          </table:table-cell>
          <table:table-cell/>
          <table:table-cell table:style-name="ce19"/>
          <table:table-cell table:style-name="ce37" office:value-type="float" office:value="132" calcext:value-type="float">
            <text:p>132</text:p>
          </table:table-cell>
          <table:table-cell/>
          <table:table-cell table:style-name="ce38" table:formula="of:=[.G29]*[.D29]" office:value-type="float" office:value="92.4" calcext:value-type="float">
            <text:p>92.4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]*[.B30]" office:value-type="float" office:value="0" calcext:value-type="float">
            <text:p>0</text:p>
          </table:table-cell>
          <table:table-cell/>
          <table:table-cell table:style-name="ce19"/>
          <table:table-cell table:style-name="ce36"/>
          <table:table-cell/>
          <table:table-cell table:style-name="ce38"/>
          <table:table-cell table:number-columns-repeated="13"/>
        </table:table-row>
        <table:table-row table:style-name="ro2">
          <table:table-cell office:value-type="string" calcext:value-type="string">
            <text:p>antenna connector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table:formula="of:=[.C31]*[.B31]" office:value-type="float" office:value="1.35" calcext:value-type="float">
            <text:p>1.35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31]/3.6)" office:value-type="float" office:value="51.9444444444444" calcext:value-type="float">
            <text:p>52</text:p>
          </table:table-cell>
          <table:table-cell/>
          <table:table-cell table:style-name="ce36" table:formula="of:=[.G31]*[.D31]" office:value-type="float" office:value="70.125" calcext:value-type="float">
            <text:p>7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sp head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C32]*[.B32]" office:value-type="float" office:value="0.35" calcext:value-type="float">
            <text:p>0.35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32]/3.6)" office:value-type="float" office:value="51.9444444444444" calcext:value-type="float">
            <text:p>52</text:p>
          </table:table-cell>
          <table:table-cell/>
          <table:table-cell table:style-name="ce36" table:formula="of:=[.G32]*[.D32]" office:value-type="float" office:value="18.1805555555556" calcext:value-type="float">
            <text:p>18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cd i2c heade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C33]*[.B33]" office:value-type="float" office:value="0.3" calcext:value-type="float">
            <text:p>0.3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33]/3.6)" office:value-type="float" office:value="51.9444444444444" calcext:value-type="float">
            <text:p>52</text:p>
          </table:table-cell>
          <table:table-cell/>
          <table:table-cell table:style-name="ce36" table:formula="of:=[.G33]*[.D33]" office:value-type="float" office:value="15.5833333333333" calcext:value-type="float">
            <text:p>16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rial head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C34]*[.B34]" office:value-type="float" office:value="0.35" calcext:value-type="float">
            <text:p>0.35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34]/3.6)" office:value-type="float" office:value="51.9444444444444" calcext:value-type="float">
            <text:p>52</text:p>
          </table:table-cell>
          <table:table-cell/>
          <table:table-cell table:style-name="ce36" table:formula="of:=[.G34]*[.D34]" office:value-type="float" office:value="18.1805555555556" calcext:value-type="float">
            <text:p>18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Slots and External Connectors for PC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monPi PCB</text:p>
          </table:table-cell>
          <table:table-cell office:value-type="float" office:value="1" calcext:value-type="float">
            <text:p>1</text:p>
          </table:table-cell>
          <table:table-cell office:value-type="float" office:value="27.75" calcext:value-type="float">
            <text:p>27.75</text:p>
          </table:table-cell>
          <table:table-cell table:formula="of:=[.C35]*[.B34]" office:value-type="float" office:value="27.75" calcext:value-type="float">
            <text:p>27.75</text:p>
          </table:table-cell>
          <table:table-cell/>
          <table:table-cell table:style-name="ce34" office:value-type="float" office:value="281" calcext:value-type="float">
            <text:p>281</text:p>
          </table:table-cell>
          <table:table-cell table:style-name="ce36" table:formula="of:=([.F35]/3.6)" office:value-type="float" office:value="78.0555555555556" calcext:value-type="float">
            <text:p>78</text:p>
          </table:table-cell>
          <table:table-cell/>
          <table:table-cell table:style-name="ce36" table:formula="of:=[.G35]*[.D35]" office:value-type="float" office:value="2166.04166666667" calcext:value-type="float">
            <text:p>2166</text:p>
          </table:table-cell>
          <table:table-cell table:number-columns-repeated="2"/>
          <table:table-cell office:value-type="string" calcext:value-type="string">
            <text:p>Kemma et al. 2005: (RAW CELL H345)</text:p>
          </table:table-cell>
          <table:table-cell/>
          <table:table-cell office:value-type="string" calcext:value-type="string">
            <text:p>Printed Circuit Board 1/2 lay 3.75 kg/m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ad free 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6]*[.B35]" office:value-type="float" office:value="2" calcext:value-type="float">
            <text:p>2</text:p>
          </table:table-cell>
          <table:table-cell/>
          <table:table-cell table:style-name="ce34" office:value-type="float" office:value="234" calcext:value-type="float">
            <text:p>234</text:p>
          </table:table-cell>
          <table:table-cell table:style-name="ce36" table:formula="of:=([.F36]/3.6)" office:value-type="float" office:value="65" calcext:value-type="float">
            <text:p>65</text:p>
          </table:table-cell>
          <table:table-cell/>
          <table:table-cell table:style-name="ce36" table:formula="of:=[.G36]*[.D36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Lead-free sol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rcuit board level assembly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41.8" calcext:value-type="float">
            <text:p>41.8</text:p>
          </table:table-cell>
          <table:table-cell table:formula="of:=[.C37]*[.B36]" office:value-type="float" office:value="41.8" calcext:value-type="float">
            <text:p>41.8</text:p>
          </table:table-cell>
          <table:table-cell/>
          <table:table-cell table:style-name="ce34" office:value-type="float" office:value="130" calcext:value-type="float">
            <text:p>130</text:p>
          </table:table-cell>
          <table:table-cell table:style-name="ce36" table:formula="of:=([.F37]/3.6)" office:value-type="float" office:value="36.1111111111111" calcext:value-type="float">
            <text:p>36</text:p>
          </table:table-cell>
          <table:table-cell/>
          <table:table-cell table:style-name="ce36" table:formula="of:=[.G37]*[.D37]" office:value-type="float" office:value="1509.44444444444" calcext:value-type="float">
            <text:p>1509</text:p>
          </table:table-cell>
          <table:table-cell table:number-columns-repeated="2"/>
          <table:table-cell office:value-type="string" calcext:value-type="string">
            <text:p>Duque Ciceri et al 2010</text:p>
          </table:table-cell>
          <table:table-cell/>
          <table:table-cell office:value-type="string" calcext:value-type="string">
            <text:p>http://users.humboldt.edu/arne/Alstone_etal_Lumina-TR9-Embodied-Energy_Jan11.pdf</text:p>
          </table:table-cell>
          <table:table-cell table:style-name="ce4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or... final electronics assembly</text:p>
          </table:table-cell>
          <table:table-cell table:number-columns-repeated="4"/>
          <table:table-cell table:style-name="ce34"/>
          <table:table-cell table:style-name="ce36"/>
          <table:table-cell/>
          <table:table-cell table:style-name="ce36"/>
          <table:table-cell table:number-columns-repeated="2"/>
          <table:table-cell office:value-type="string" calcext:value-type="string">
            <text:p>Duque Ciceri et al 2010</text:p>
          </table:table-cell>
          <table:table-cell/>
          <table:table-cell office:value-type="string" calcext:value-type="string">
            <text:p>http://users.humboldt.edu/arne/Alstone_etal_Lumina-TR9-Embodied-Energy_Jan11.pdf</text:p>
          </table:table-cell>
          <table:table-cell table:style-name="ce44" table:number-columns-repeated="4"/>
          <table:table-cell table:number-columns-repeated="4"/>
        </table:table-row>
        <table:table-row table:style-name="ro2">
          <table:table-cell table:number-columns-repeated="8"/>
          <table:table-cell table:style-name="ce19"/>
          <table:table-cell table:number-columns-repeated="13"/>
        </table:table-row>
        <table:table-row table:style-name="ro2">
          <table:table-cell table:style-name="ce8" office:value-type="string" calcext:value-type="string">
            <text:p>Total weight individual components</text:p>
          </table:table-cell>
          <table:table-cell/>
          <table:table-cell table:style-name="ce20" table:formula="of:=SUM([.C2:.C36])" office:value-type="float" office:value="39.004645" calcext:value-type="float">
            <text:p>39.0</text:p>
          </table:table-cell>
          <table:table-cell table:number-columns-repeated="5"/>
          <table:table-cell table:style-name="ce39" table:formula="of:=SUM([.I2:.I37])" office:value-type="float" office:value="5070.77796805556" calcext:value-type="float">
            <text:p>5071</text:p>
          </table:table-cell>
          <table:table-cell table:style-name="ce8" office:value-type="string" calcext:value-type="string">
            <text:p>Watt hours</text:p>
          </table:table-cell>
          <table:table-cell table:style-name="ce42" table:formula="of:=[.I40]/[.C41]" office:value-type="float" office:value="121.310477704678" calcext:value-type="float">
            <text:p>121</text:p>
          </table:table-cell>
          <table:table-cell table:style-name="ce8" office:value-type="string" calcext:value-type="string">
            <text:p>wh/g</text:p>
          </table:table-cell>
          <table:table-cell table:number-columns-repeated="10"/>
        </table:table-row>
        <table:table-row table:style-name="ro2">
          <table:table-cell table:style-name="ce8" office:value-type="string" calcext:value-type="string">
            <text:p>Total weight (measured)</text:p>
          </table:table-cell>
          <table:table-cell table:style-name="ce8"/>
          <table:table-cell table:style-name="ce21" office:value-type="float" office:value="41.8" calcext:value-type="float">
            <text:p>41.8</text:p>
          </table:table-cell>
          <table:table-cell table:number-columns-repeated="5"/>
          <table:table-cell table:style-name="ce21"/>
          <table:table-cell table:number-columns-repeated="13"/>
        </table:table-row>
        <table:table-row table:style-name="ro2">
          <table:table-cell table:style-name="ce8" table:number-columns-repeated="2"/>
          <table:table-cell table:style-name="ce21"/>
          <table:table-cell table:number-columns-repeated="5"/>
          <table:table-cell table:style-name="ce21"/>
          <table:table-cell table:number-columns-repeated="13"/>
        </table:table-row>
        <table:table-row table:style-name="ro2">
          <table:table-cell office:value-type="string" calcext:value-type="string">
            <text:p>http://ec.europa.eu/enterprise/policies/sustainable-business/ecodesign/methodology/files/eup_ecoreport_v5_en.xls</text:p>
          </table:table-cell>
          <table:table-cell table:style-name="ce8"/>
          <table:table-cell table:style-name="ce21"/>
          <table:table-cell table:number-columns-repeated="5"/>
          <table:table-cell table:style-name="ce21"/>
          <table:table-cell table:number-columns-repeated="13"/>
        </table:table-row>
        <table:table-row table:style-name="ro2">
          <table:table-cell office:value-type="string" calcext:value-type="string">
            <text:p>The source spreadsheet does not give further source information on each component and how the values where obtained</text:p>
          </table:table-cell>
          <table:table-cell table:style-name="ce8"/>
          <table:table-cell table:style-name="ce21"/>
          <table:table-cell table:number-columns-repeated="5"/>
          <table:table-cell table:style-name="ce8"/>
          <table:table-cell table:number-columns-repeated="13"/>
        </table:table-row>
        <table:table-row table:style-name="ro4">
          <table:table-cell table:style-name="ce9" office:value-type="string" calcext:value-type="string">
            <text:p>EMONPI LCD CABLE ASSEMBLY</text:p>
          </table:table-cell>
          <table:table-cell table:style-name="ce9"/>
          <table:table-cell table:style-name="ce22"/>
          <table:table-cell table:style-name="ce28" office:value-type="string" calcext:value-type="string">
            <text:p>weight (g)</text:p>
          </table:table-cell>
          <table:table-cell table:style-name="ce9" table:number-columns-repeated="7"/>
          <table:table-cell table:number-columns-repeated="11"/>
        </table:table-row>
        <table:table-row table:style-name="ro2">
          <table:table-cell table:style-name="ce11" office:value-type="string" calcext:value-type="string">
            <text:p>Cable assembly emonpi to LCD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2.16" calcext:value-type="float">
            <text:p>2.16</text:p>
          </table:table-cell>
          <table:table-cell table:formula="of:=[.C46]*[.B46]" office:value-type="float" office:value="2.16" calcext:value-type="float">
            <text:p>2.16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6" table:formula="of:=([.F46]/3.6)" office:value-type="float" office:value="78.0555555555556" calcext:value-type="float">
            <text:p>78</text:p>
          </table:table-cell>
          <table:table-cell/>
          <table:table-cell table:style-name="ce36" table:formula="of:=[.G46]*[.D46]" office:value-type="float" office:value="168.6" calcext:value-type="float">
            <text:p>169</text:p>
          </table:table-cell>
          <table:table-cell table:number-columns-repeated="13"/>
        </table:table-row>
        <table:table-row table:style-name="ro2">
          <table:table-cell table:style-name="ce11" office:value-type="string" calcext:value-type="string">
            <text:p>Push button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.2" calcext:value-type="float">
            <text:p>1.2</text:p>
          </table:table-cell>
          <table:table-cell table:formula="of:=[.C47]*[.B47]" office:value-type="float" office:value="1.2" calcext:value-type="float">
            <text:p>1.2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6" table:formula="of:=([.F47]/3.6)" office:value-type="float" office:value="78.0555555555556" calcext:value-type="float">
            <text:p>78</text:p>
          </table:table-cell>
          <table:table-cell/>
          <table:table-cell table:style-name="ce36" table:formula="of:=[.G47]*[.D47]" office:value-type="float" office:value="93.6666666666667" calcext:value-type="float">
            <text:p>94</text:p>
          </table:table-cell>
          <table:table-cell table:number-columns-repeated="13"/>
        </table:table-row>
        <table:table-row table:style-name="ro2">
          <table:table-cell table:style-name="ce11" office:value-type="string" calcext:value-type="string">
            <text:p>steel nut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0.6" calcext:value-type="float">
            <text:p>0.6</text:p>
          </table:table-cell>
          <table:table-cell table:formula="of:=[.C48]*[.B48]" office:value-type="float" office:value="0.6" calcext:value-type="float">
            <text:p>0.6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6" table:formula="of:=([.F48]/3.6)" office:value-type="float" office:value="78.0555555555556" calcext:value-type="float">
            <text:p>78</text:p>
          </table:table-cell>
          <table:table-cell/>
          <table:table-cell table:style-name="ce36" table:formula="of:=[.G48]*[.D48]" office:value-type="float" office:value="46.8333333333333" calcext:value-type="float">
            <text:p>4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CD unit (minus pane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.35" calcext:value-type="float">
            <text:p>35.3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/>
          <table:table-cell table:style-name="ce36" table:formula="of:=[.G49]*[.D49]" office:value-type="float" office:value="3535" calcext:value-type="float">
            <text:p>353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formula="of:=SUM([.D46:.D49])" office:value-type="float" office:value="39.31" calcext:value-type="float">
            <text:p>39.31</text:p>
          </table:table-cell>
          <table:table-cell table:number-columns-repeated="2"/>
          <table:table-cell table:style-name="ce19"/>
          <table:table-cell/>
          <table:table-cell table:style-name="ce39" table:formula="of:=SUM([.I46:.I49])" office:value-type="float" office:value="3844.1" calcext:value-type="float">
            <text:p>3844</text:p>
          </table:table-cell>
          <table:table-cell table:style-name="ce8" office:value-type="string" calcext:value-type="string">
            <text:p>Watt hours</text:p>
          </table:table-cell>
          <table:table-cell table:style-name="ce42" table:formula="of:=[.I50]/[.D50]" office:value-type="float" office:value="97.789366573391" calcext:value-type="float">
            <text:p>98</text:p>
          </table:table-cell>
          <table:table-cell table:style-name="ce8" office:value-type="string" calcext:value-type="string">
            <text:p>wh/g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EMONPI ACCESSORIES</text:p>
          </table:table-cell>
          <table:table-cell table:style-name="ce9"/>
          <table:table-cell table:style-name="ce22"/>
          <table:table-cell table:style-name="ce28" office:value-type="string" calcext:value-type="string">
            <text:p>weight (g)</text:p>
          </table:table-cell>
          <table:table-cell table:style-name="ce9" table:number-columns-repeated="7"/>
          <table:table-cell table:number-columns-repeated="11"/>
        </table:table-row>
        <table:table-row table:style-name="ro2"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21.65" calcext:value-type="float">
            <text:p>21.65</text:p>
          </table:table-cell>
          <table:table-cell table:formula="of:=[.C52]*[.B52]" office:value-type="float" office:value="21.65" calcext:value-type="float">
            <text:p>21.65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36" table:formula="of:=([.F52]/3.6)" office:value-type="float" office:value="30.8333333333333" calcext:value-type="float">
            <text:p>31</text:p>
          </table:table-cell>
          <table:table-cell/>
          <table:table-cell table:style-name="ce36" table:formula="of:=[.G52]*[.D52]" office:value-type="float" office:value="667.541666666667" calcext:value-type="float">
            <text:p>6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CAC ADAPTER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formula="of:=[.C53]*[.B53]" office:value-type="float" office:value="283" calcext:value-type="float">
            <text:p>28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6" table:formula="of:=([.F53]/3.6)" office:value-type="float" office:value="8.33333333333333" calcext:value-type="float">
            <text:p>8</text:p>
          </table:table-cell>
          <table:table-cell/>
          <table:table-cell table:style-name="ce36" table:formula="of:=[.G53]*[.D53]" office:value-type="float" office:value="2358.33333333333" calcext:value-type="float">
            <text:p>2358</text:p>
          </table:table-cell>
          <table:table-cell table:number-columns-repeated="2"/>
          <table:table-cell office:value-type="string" calcext:value-type="string">
            <text:p>Mostlly steel core and copper coils but also a little plasti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T sensor Ferrite core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  <table:table-cell table:formula="of:=[.C54]*[.B54]" office:value-type="float" office:value="17.8" calcext:value-type="float">
            <text:p>17.8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6" table:formula="of:=([.F54]/3.6)" office:value-type="float" office:value="6.94444444444444" calcext:value-type="float">
            <text:p>7</text:p>
          </table:table-cell>
          <table:table-cell/>
          <table:table-cell table:style-name="ce36" table:formula="of:=[.G54]*[.D54]" office:value-type="float" office:value="123.611111111111" calcext:value-type="float">
            <text:p>124</text:p>
          </table:table-cell>
          <table:table-cell table:number-columns-repeated="2"/>
          <table:table-cell office:value-type="string" calcext:value-type="string">
            <text:p>Iron (general) wikiped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il and circui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5]*[.B55]"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6" table:formula="of:=([.F55]/3.6)" office:value-type="float" office:value="19.1666666666667" calcext:value-type="float">
            <text:p>19</text:p>
          </table:table-cell>
          <table:table-cell/>
          <table:table-cell table:style-name="ce36" table:formula="of:=[.G55]*[.D55]" office:value-type="float" office:value="287.5" calcext:value-type="float">
            <text:p>288</text:p>
          </table:table-cell>
          <table:table-cell table:number-columns-repeated="2"/>
          <table:table-cell office:value-type="string" calcext:value-type="string">
            <text:p>Most of the weight is copper for the coil, but there is also plastic and a small electronic circuit. Kemma et al 2005 H3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ue plastic enclosu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6]*[.B56]" office:value-type="float" office:value="10" calcext:value-type="float">
            <text:p>10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36" table:formula="of:=([.F56]/3.6)" office:value-type="float" office:value="30.8333333333333" calcext:value-type="float">
            <text:p>31</text:p>
          </table:table-cell>
          <table:table-cell/>
          <table:table-cell table:style-name="ce36" table:formula="of:=[.G56]*[.D56]" office:value-type="float" office:value="308.333333333333" calcext:value-type="float">
            <text:p>308</text:p>
          </table:table-cell>
          <table:table-cell table:number-columns-repeated="2"/>
          <table:table-cell office:value-type="string" calcext:value-type="string">
            <text:p>http://www.victoria.ac.nz/architecture/centres/cbpr/resources/pdfs/ee-coefficients.pd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t cable and jack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[.C57]*[.B57]" office:value-type="float" office:value="23.1" calcext:value-type="float">
            <text:p>23.1</text:p>
          </table:table-cell>
          <table:table-cell/>
          <table:table-cell table:formula="of:=(0.5*69)+(0.5*111)" office:value-type="float" office:value="90" calcext:value-type="float">
            <text:p>90</text:p>
          </table:table-cell>
          <table:table-cell table:style-name="ce36" table:formula="of:=([.F57]/3.6)" office:value-type="float" office:value="25" calcext:value-type="float">
            <text:p>25</text:p>
          </table:table-cell>
          <table:table-cell/>
          <table:table-cell table:style-name="ce36" table:formula="of:=[.G57]*[.D57]" office:value-type="float" office:value="577.5" calcext:value-type="float">
            <text:p>578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36"/>
          <table:table-cell/>
          <table:table-cell table:style-name="ce36"/>
          <table:table-cell table:number-columns-repeated="13"/>
        </table:table-row>
        <table:table-row table:style-name="ro2">
          <table:table-cell office:value-type="string" calcext:value-type="string">
            <text:p>5V usb adapter main p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.8" calcext:value-type="float">
            <text:p>48.8</text:p>
          </table:table-cell>
          <table:table-cell table:number-columns-repeated="2"/>
          <table:table-cell table:style-name="ce36"/>
          <table:table-cell/>
          <table:table-cell table:style-name="ce36" table:formula="of:=(19/3.6)*1000" office:value-type="float" office:value="5277.77777777778" calcext:value-type="float">
            <text:p>5278</text:p>
          </table:table-cell>
          <table:table-cell table:number-columns-repeated="2"/>
          <table:table-cell office:value-type="string" calcext:value-type="string">
            <text:p>http://users.humboldt.edu/arne/Alstone_etal_Lumina-TR9-Embodied-Energy_Jan11.pd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5V usb adapter adapter p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1" calcext:value-type="float">
            <text:p>29.1</text:p>
          </table:table-cell>
          <table:table-cell table:number-columns-repeated="2"/>
          <table:table-cell table:style-name="ce36" table:number-columns-repeated="3"/>
          <table:table-cell table:number-columns-repeated="2"/>
          <table:table-cell office:value-type="string" calcext:value-type="string">
            <text:p>Mix of plastic and metal included in 5278W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b c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6" table:formula="of:=([.F61]/3.6)" office:value-type="float" office:value="25" calcext:value-type="float">
            <text:p>25</text:p>
          </table:table-cell>
          <table:table-cell/>
          <table:table-cell table:style-name="ce36" table:formula="of:=[.G61]*[.D61]"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assumed half copper and half plastic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36"/>
          <table:table-cell/>
          <table:table-cell table:style-name="ce36"/>
          <table:table-cell table:number-columns-repeated="13"/>
        </table:table-row>
        <table:table-row table:style-name="ro2">
          <table:table-cell table:number-columns-repeated="3"/>
          <table:table-cell table:formula="of:=SUM([.D52:.D61])" office:value-type="float" office:value="498.45" calcext:value-type="float">
            <text:p>498.45</text:p>
          </table:table-cell>
          <table:table-cell table:number-columns-repeated="4"/>
          <table:table-cell table:style-name="ce39" table:formula="of:=SUM([.I52:.I61])" office:value-type="float" office:value="10850.5972222222" calcext:value-type="float">
            <text:p>10851</text:p>
          </table:table-cell>
          <table:table-cell table:style-name="ce8" office:value-type="string" calcext:value-type="string">
            <text:p>Watt hours</text:p>
          </table:table-cell>
          <table:table-cell table:style-name="ce42" table:formula="of:=[.I63]/[.D63]" office:value-type="float" office:value="21.7686773442115" calcext:value-type="float">
            <text:p>22</text:p>
          </table:table-cell>
          <table:table-cell table:style-name="ce8" office:value-type="string" calcext:value-type="string">
            <text:p>wh/g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EMONPI CASE</text:p>
          </table:table-cell>
          <table:table-cell table:style-name="ce9"/>
          <table:table-cell table:style-name="ce22"/>
          <table:table-cell table:style-name="ce28" office:value-type="string" calcext:value-type="string">
            <text:p>weight (g)</text:p>
          </table:table-cell>
          <table:table-cell table:style-name="ce9" table:number-columns-repeated="7"/>
          <table:table-cell table:number-columns-repeated="11"/>
        </table:table-row>
        <table:table-row table:style-name="ro2">
          <table:table-cell office:value-type="string" calcext:value-type="string">
            <text:p>Enclosure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ear fascia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string" calcext:value-type="string">
            <text:p>Aluminium</text:p>
          </table:table-cell>
          <table:table-cell office:value-type="float" office:value="144" calcext:value-type="float">
            <text:p>144</text:p>
          </table:table-cell>
          <table:table-cell table:style-name="ce36" table:formula="of:=([.F66]/3.6)" office:value-type="float" office:value="40" calcext:value-type="float">
            <text:p>40</text:p>
          </table:table-cell>
          <table:table-cell/>
          <table:table-cell table:style-name="ce36" table:formula="of:=[.G66]*[.D66]" office:value-type="float" office:value="980" calcext:value-type="float">
            <text:p>98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8x screws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office:value-type="string" calcext:value-type="string">
            <text:p>steel</text:p>
          </table:table-cell>
          <table:table-cell office:value-type="float" office:value="21.6" calcext:value-type="float">
            <text:p>21.6</text:p>
          </table:table-cell>
          <table:table-cell table:style-name="ce36" table:formula="of:=([.F67]/3.6)" office:value-type="float" office:value="6" calcext:value-type="float">
            <text:p>6</text:p>
          </table:table-cell>
          <table:table-cell/>
          <table:table-cell table:style-name="ce36" table:formula="of:=[.G67]*[.D67]" office:value-type="float" office:value="75.6" calcext:value-type="float">
            <text:p>7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xtruded sections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Aluminium</text:p>
          </table:table-cell>
          <table:table-cell office:value-type="float" office:value="144" calcext:value-type="float">
            <text:p>144</text:p>
          </table:table-cell>
          <table:table-cell table:style-name="ce36" table:formula="of:=([.F68]/3.6)" office:value-type="float" office:value="40" calcext:value-type="float">
            <text:p>40</text:p>
          </table:table-cell>
          <table:table-cell/>
          <table:table-cell table:style-name="ce36" table:formula="of:=[.G68]*[.D68]" office:value-type="float" office:value="6360" calcext:value-type="float">
            <text:p>636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p plate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office:value-type="string" calcext:value-type="string">
            <text:p>Aluminium</text:p>
          </table:table-cell>
          <table:table-cell office:value-type="float" office:value="144" calcext:value-type="float">
            <text:p>144</text:p>
          </table:table-cell>
          <table:table-cell table:style-name="ce36" table:formula="of:=([.F69]/3.6)" office:value-type="float" office:value="40" calcext:value-type="float">
            <text:p>40</text:p>
          </table:table-cell>
          <table:table-cell/>
          <table:table-cell table:style-name="ce36" table:formula="of:=[.G69]*[.D69]" office:value-type="float" office:value="1064" calcext:value-type="float">
            <text:p>106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ont fascia</text:p>
          </table:table-cell>
          <table:table-cell table:number-columns-repeated="2"/>
          <table:table-cell office:value-type="float" office:value="22.6" calcext:value-type="float">
            <text:p>22.6</text:p>
          </table:table-cell>
          <table:table-cell office:value-type="string" calcext:value-type="string">
            <text:p>Aluminium</text:p>
          </table:table-cell>
          <table:table-cell office:value-type="float" office:value="144" calcext:value-type="float">
            <text:p>144</text:p>
          </table:table-cell>
          <table:table-cell table:style-name="ce36" table:formula="of:=([.F70]/3.6)" office:value-type="float" office:value="40" calcext:value-type="float">
            <text:p>40</text:p>
          </table:table-cell>
          <table:table-cell/>
          <table:table-cell table:style-name="ce36" table:formula="of:=[.G70]*[.D70]" office:value-type="float" office:value="904" calcext:value-type="float">
            <text:p>90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CD Aluminium panel 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office:value-type="string" calcext:value-type="string">
            <text:p>Aluminium</text:p>
          </table:table-cell>
          <table:table-cell office:value-type="float" office:value="144" calcext:value-type="float">
            <text:p>144</text:p>
          </table:table-cell>
          <table:table-cell table:style-name="ce36" table:formula="of:=([.F71]/3.6)" office:value-type="float" office:value="40" calcext:value-type="float">
            <text:p>40</text:p>
          </table:table-cell>
          <table:table-cell/>
          <table:table-cell table:style-name="ce36" table:formula="of:=[.G71]*[.D71]" office:value-type="float" office:value="684" calcext:value-type="float">
            <text:p>684</text:p>
          </table:table-cell>
          <table:table-cell table:number-columns-repeated="13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LCD spacers + nuts + skrews (steel)</text:p>
          </table:table-cell>
          <table:table-cell table:number-columns-repeated="2"/>
          <table:table-cell office:value-type="float" office:value="6.55" calcext:value-type="float">
            <text:p>6.55</text:p>
          </table:table-cell>
          <table:table-cell office:value-type="string" calcext:value-type="string">
            <text:p>steel</text:p>
          </table:table-cell>
          <table:table-cell office:value-type="float" office:value="21.6" calcext:value-type="float">
            <text:p>21.6</text:p>
          </table:table-cell>
          <table:table-cell table:style-name="ce36" table:formula="of:=([.F73]/3.6)" office:value-type="float" office:value="6" calcext:value-type="float">
            <text:p>6</text:p>
          </table:table-cell>
          <table:table-cell/>
          <table:table-cell table:style-name="ce36" table:formula="of:=[.G73]*[.D73]" office:value-type="float" office:value="39.3" calcext:value-type="float">
            <text:p>39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case + LCD:</text:p>
          </table:table-cell>
          <table:table-cell table:number-columns-repeated="2"/>
          <table:table-cell table:formula="of:=SUM([.D66:.D73])" office:value-type="float" office:value="268.95" calcext:value-type="float">
            <text:p>268.95</text:p>
          </table:table-cell>
          <table:table-cell table:number-columns-repeated="4"/>
          <table:table-cell table:style-name="ce39" table:formula="of:=SUM([.I66:.I73])" office:value-type="float" office:value="10106.9" calcext:value-type="float">
            <text:p>10107</text:p>
          </table:table-cell>
          <table:table-cell table:style-name="ce8" office:value-type="string" calcext:value-type="string">
            <text:p>Watt hours</text:p>
          </table:table-cell>
          <table:table-cell table:style-name="ce42" table:formula="of:=[.I74]/[.D74]" office:value-type="float" office:value="37.5791039226622" calcext:value-type="float">
            <text:p>38</text:p>
          </table:table-cell>
          <table:table-cell table:style-name="ce8" office:value-type="string" calcext:value-type="string">
            <text:p>wh/g</text:p>
          </table:table-cell>
          <table:table-cell table:style-name="ce43"/>
          <table:table-cell table:number-columns-repeated="9"/>
        </table:table-row>
        <table:table-row table:style-name="ro2">
          <table:table-cell table:number-columns-repeated="22"/>
        </table:table-row>
        <table:table-row table:style-name="ro4">
          <table:table-cell table:style-name="ce9" office:value-type="string" calcext:value-type="string">
            <text:p>RFM69</text:p>
          </table:table-cell>
          <table:table-cell table:style-name="ce9"/>
          <table:table-cell table:style-name="ce22" table:number-columns-repeated="2"/>
          <table:table-cell table:style-name="ce9" table:number-columns-repeated="7"/>
          <table:table-cell table:number-columns-repeated="11"/>
        </table:table-row>
        <table:table-row table:style-name="ro2">
          <table:table-cell table:style-name="ce12" office:value-type="string" calcext:value-type="string">
            <text:p>RFM6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number-columns-repeated="19"/>
        </table:table-row>
        <table:table-row table:style-name="ro2">
          <table:table-cell table:style-name="ce12" office:value-type="string" calcext:value-type="string">
            <text:p>smt chip (5mm x 5mm)</text:p>
          </table:table-cell>
          <table:table-cell/>
          <table:table-cell table:style-name="ce24"/>
          <table:table-cell table:number-columns-repeated="19"/>
        </table:table-row>
        <table:table-row table:style-name="ro2">
          <table:table-cell table:style-name="ce12" office:value-type="string" calcext:value-type="string">
            <text:p>17x passives</text:p>
          </table:table-cell>
          <table:table-cell/>
          <table:table-cell table:style-name="ce24"/>
          <table:table-cell table:number-columns-repeated="19"/>
        </table:table-row>
        <table:table-row table:style-name="ro2">
          <table:table-cell table:style-name="ce12" office:value-type="string" calcext:value-type="string">
            <text:p>1x crystal</text:p>
          </table:table-cell>
          <table:table-cell/>
          <table:table-cell table:style-name="ce24"/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3">
          <table:table-cell table:style-name="ce7" office:value-type="string" calcext:value-type="string">
            <text:p>RaspberryPI</text:p>
          </table:table-cell>
          <table:table-cell table:style-name="ce14"/>
          <table:table-cell table:number-columns-repeated="2" table:style-name="ce18" office:value-type="string" calcext:value-type="string">
            <text:p>weight (g)</text:p>
          </table:table-cell>
          <table:table-cell table:style-name="ce29"/>
          <table:table-cell table:style-name="ce18" office:value-type="string" calcext:value-type="string">
            <text:p>MJ/kg</text:p>
          </table:table-cell>
          <table:table-cell table:style-name="ce18" office:value-type="string" calcext:value-type="string">
            <text:p>Wh/g</text:p>
          </table:table-cell>
          <table:table-cell table:style-name="ce29"/>
          <table:table-cell table:style-name="ce18" office:value-type="string" calcext:value-type="string">
            <text:p>Wh</text:p>
          </table:table-cell>
          <table:table-cell table:style-name="ce29" table:number-columns-repeated="3"/>
          <table:table-cell table:style-name="ce14" table:number-columns-repeated="2"/>
          <table:table-cell table:number-columns-repeated="8"/>
        </table:table-row>
        <table:table-row table:style-name="ro5">
          <table:table-cell office:value-type="string" calcext:value-type="string">
            <text:p>USB Sockets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.5" calcext:value-type="float">
            <text:p>5.5</text:p>
          </table:table-cell>
          <table:table-cell table:formula="of:=[.C83]*[.B83]" office:value-type="float" office:value="11" calcext:value-type="float">
            <text:p>11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3]/3.6)" office:value-type="float" office:value="51.9444444444444" calcext:value-type="float">
            <text:p>52</text:p>
          </table:table-cell>
          <table:table-cell/>
          <table:table-cell table:style-name="ce36" table:formula="of:=[.G83]*[.D83]" office:value-type="float" office:value="571.388888888889" calcext:value-type="float">
            <text:p>571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tehrnet port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table:formula="of:=[.C84]*[.B84]" office:value-type="float" office:value="4.2" calcext:value-type="float">
            <text:p>4.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4]/3.6)" office:value-type="float" office:value="51.9444444444444" calcext:value-type="float">
            <text:p>52</text:p>
          </table:table-cell>
          <table:table-cell/>
          <table:table-cell table:style-name="ce36" table:formula="of:=[.G84]*[.D84]" office:value-type="float" office:value="218.166666666667" calcext:value-type="float">
            <text:p>218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eadphone jack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85]*[.B85]" office:value-type="float" office:value="0.8" calcext:value-type="float">
            <text:p>0.8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5]/3.6)" office:value-type="float" office:value="51.9444444444444" calcext:value-type="float">
            <text:p>52</text:p>
          </table:table-cell>
          <table:table-cell/>
          <table:table-cell table:style-name="ce36" table:formula="of:=[.G85]*[.D85]" office:value-type="float" office:value="41.5555555555556" calcext:value-type="float">
            <text:p>42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DM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6]" office:value-type="float" office:value="2" calcext:value-type="float">
            <text:p>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6]/3.6)" office:value-type="float" office:value="51.9444444444444" calcext:value-type="float">
            <text:p>52</text:p>
          </table:table-cell>
          <table:table-cell/>
          <table:table-cell table:style-name="ce36" table:formula="of:=[.G86]*[.D86]" office:value-type="float" office:value="103.888888888889" calcext:value-type="float">
            <text:p>104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ibbon cable socket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87]" office:value-type="float" office:value="1.2" calcext:value-type="float">
            <text:p>1.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7]/3.6)" office:value-type="float" office:value="51.9444444444444" calcext:value-type="float">
            <text:p>52</text:p>
          </table:table-cell>
          <table:table-cell/>
          <table:table-cell table:style-name="ce36" table:formula="of:=[.G87]*[.D87]" office:value-type="float" office:value="62.3333333333333" calcext:value-type="float">
            <text:p>62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B micr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C88]" office:value-type="float" office:value="1.2" calcext:value-type="float">
            <text:p>1.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8]/3.6)" office:value-type="float" office:value="51.9444444444444" calcext:value-type="float">
            <text:p>52</text:p>
          </table:table-cell>
          <table:table-cell/>
          <table:table-cell table:style-name="ce36" table:formula="of:=[.G88]*[.D88]" office:value-type="float" office:value="62.3333333333333" calcext:value-type="float">
            <text:p>62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d card holder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C89]" office:value-type="float" office:value="1.2" calcext:value-type="float">
            <text:p>1.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89]/3.6)" office:value-type="float" office:value="51.9444444444444" calcext:value-type="float">
            <text:p>52</text:p>
          </table:table-cell>
          <table:table-cell/>
          <table:table-cell table:style-name="ce36" table:formula="of:=[.G89]*[.D89]" office:value-type="float" office:value="62.3333333333333" calcext:value-type="float">
            <text:p>62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C90]" office:value-type="float" office:value="2.3" calcext:value-type="float">
            <text:p>2.3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90]/3.6)" office:value-type="float" office:value="51.9444444444444" calcext:value-type="float">
            <text:p>52</text:p>
          </table:table-cell>
          <table:table-cell/>
          <table:table-cell table:style-name="ce36" table:formula="of:=[.G90]*[.D90]" office:value-type="float" office:value="119.472222222222" calcext:value-type="float">
            <text:p>119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36"/>
          <table:table-cell table:number-columns-repeated="13"/>
        </table:table-row>
        <table:table-row table:style-name="ro2">
          <table:table-cell office:value-type="string" calcext:value-type="string">
            <text:p>Broadcom chip 14x14 <text:s text:c="5"/>Silicon</text:p>
          </table:table-cell>
          <table:table-cell office:value-type="float" office:value="1" calcext:value-type="float">
            <text:p>1</text:p>
          </table:table-cell>
          <table:table-cell table:formula="of:=14000*14000*800*10^-12*2.329" office:value-type="float" office:value="0.3651872" calcext:value-type="float">
            <text:p>0.3651872</text:p>
          </table:table-cell>
          <table:table-cell table:formula="of:=[.C92]" office:value-type="float" office:value="0.3651872" calcext:value-type="float">
            <text:p>0.3651872</text:p>
          </table:table-cell>
          <table:table-cell/>
          <table:table-cell table:style-name="ce26" office:value-type="float" office:value="35000" calcext:value-type="float">
            <text:p>35000</text:p>
          </table:table-cell>
          <table:table-cell table:style-name="ce36" table:formula="of:=([.F92]/3.6)" office:value-type="float" office:value="9722.22222222222" calcext:value-type="float">
            <text:p>9722</text:p>
          </table:table-cell>
          <table:table-cell/>
          <table:table-cell table:style-name="ce36" table:formula="of:=[.G92]*[.D92]" office:value-type="float" office:value="3550.43111111111" calcext:value-type="float">
            <text:p>3550</text:p>
          </table:table-cell>
          <table:table-cell table:number-columns-repeated="2"/>
          <table:table-cell office:value-type="string" calcext:value-type="string">
            <text:p>Semiconductor Grade S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mst chip 8.7x8.7 <text:s text:c="13"/>Silicon</text:p>
          </table:table-cell>
          <table:table-cell office:value-type="float" office:value="1" calcext:value-type="float">
            <text:p>1</text:p>
          </table:table-cell>
          <table:table-cell table:formula="of:=8700*8700*500*10^-12*2.329" office:value-type="float" office:value="0.088141005" calcext:value-type="float">
            <text:p>0.088141005</text:p>
          </table:table-cell>
          <table:table-cell table:formula="of:=[.C93]" office:value-type="float" office:value="0.088141005" calcext:value-type="float">
            <text:p>0.088141005</text:p>
          </table:table-cell>
          <table:table-cell/>
          <table:table-cell table:style-name="ce26" office:value-type="float" office:value="35000" calcext:value-type="float">
            <text:p>35000</text:p>
          </table:table-cell>
          <table:table-cell table:style-name="ce36" table:formula="of:=([.F93]/3.6)" office:value-type="float" office:value="9722.22222222222" calcext:value-type="float">
            <text:p>9722</text:p>
          </table:table-cell>
          <table:table-cell/>
          <table:table-cell table:style-name="ce36" table:formula="of:=[.G93]*[.D93]" office:value-type="float" office:value="856.9264375" calcext:value-type="float">
            <text:p>857</text:p>
          </table:table-cell>
          <table:table-cell table:number-columns-repeated="2"/>
          <table:table-cell office:value-type="string" calcext:value-type="string">
            <text:p>Semiconductor Grade S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lpida chip 12x12 <text:s text:c="12"/>Silicon</text:p>
          </table:table-cell>
          <table:table-cell office:value-type="float" office:value="1" calcext:value-type="float">
            <text:p>1</text:p>
          </table:table-cell>
          <table:table-cell table:formula="of:=12000*12000*500*10^-12*2.329" office:value-type="float" office:value="0.167688" calcext:value-type="float">
            <text:p>0.167688</text:p>
          </table:table-cell>
          <table:table-cell table:formula="of:=[.C94]" office:value-type="float" office:value="0.167688" calcext:value-type="float">
            <text:p>0.167688</text:p>
          </table:table-cell>
          <table:table-cell/>
          <table:table-cell table:style-name="ce26" office:value-type="float" office:value="35000" calcext:value-type="float">
            <text:p>35000</text:p>
          </table:table-cell>
          <table:table-cell table:style-name="ce36" table:formula="of:=([.F94]/3.6)" office:value-type="float" office:value="9722.22222222222" calcext:value-type="float">
            <text:p>9722</text:p>
          </table:table-cell>
          <table:table-cell/>
          <table:table-cell table:style-name="ce36" table:formula="of:=[.G94]*[.D94]" office:value-type="float" office:value="1630.3" calcext:value-type="float">
            <text:p>1630</text:p>
          </table:table-cell>
          <table:table-cell table:number-columns-repeated="2"/>
          <table:table-cell office:value-type="string" calcext:value-type="string">
            <text:p>Semiconductor Grade S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adcom chip 14x14 <text:s text:c="5"/>Casing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C95]" office:value-type="float" office:value="0.12" calcext:value-type="float">
            <text:p>0.12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95]/3.6)" office:value-type="float" office:value="51.9444444444444" calcext:value-type="float">
            <text:p>52</text:p>
          </table:table-cell>
          <table:table-cell/>
          <table:table-cell table:style-name="ce36" table:formula="of:=[.G95]*[.D95]" office:value-type="float" office:value="6.23333333333333" calcext:value-type="float">
            <text:p>6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mst chip 8.7x8.7 <text:s text:c="13"/>Casing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C96]" office:value-type="float" office:value="0.06" calcext:value-type="float">
            <text:p>0.06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96]/3.6)" office:value-type="float" office:value="51.9444444444444" calcext:value-type="float">
            <text:p>52</text:p>
          </table:table-cell>
          <table:table-cell/>
          <table:table-cell table:style-name="ce36" table:formula="of:=[.G96]*[.D96]" office:value-type="float" office:value="3.11666666666667" calcext:value-type="float">
            <text:p>3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lpida chip 12x12 <text:s text:c="12"/>Casin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C97]" office:value-type="float" office:value="0.1" calcext:value-type="float">
            <text:p>0.1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6" table:formula="of:=([.F97]/3.6)" office:value-type="float" office:value="51.9444444444444" calcext:value-type="float">
            <text:p>52</text:p>
          </table:table-cell>
          <table:table-cell/>
          <table:table-cell table:style-name="ce36" table:formula="of:=[.G97]*[.D97]" office:value-type="float" office:value="5.19444444444444" calcext:value-type="float">
            <text:p>5</text:p>
          </table:table-cell>
          <table:table-cell table:number-columns-repeated="2"/>
          <table:table-cell office:value-type="string" calcext:value-type="string">
            <text:p>Slots and External Connectors for PCB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large smt caps</text:p>
          </table:table-cell>
          <table:table-cell office:value-type="float" office:value="8" calcext:value-type="float">
            <text:p>8</text:p>
          </table:table-cell>
          <table:table-cell office:value-type="float" office:value="0.0016" calcext:value-type="float">
            <text:p>0.0016</text:p>
          </table:table-cell>
          <table:table-cell table:formula="of:=[.C99]*[.B99]" office:value-type="float" office:value="0.0128" calcext:value-type="float">
            <text:p>0.012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99]/3.6)" office:value-type="float" office:value="824.722222222222" calcext:value-type="float">
            <text:p>825</text:p>
          </table:table-cell>
          <table:table-cell/>
          <table:table-cell table:style-name="ce36" table:formula="of:=[.G99]*[.D99]" office:value-type="float" office:value="10.5564444444444" calcext:value-type="float">
            <text:p>11</text:p>
          </table:table-cell>
          <table:table-cell table:number-columns-repeated="2"/>
          <table:table-cell office:value-type="string" calcext:value-type="string">
            <text:p>Surface mounted devices and LEDs (avg.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dium smt caps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table:formula="of:=[.C100]*[.B100]" office:value-type="float" office:value="0.005" calcext:value-type="float">
            <text:p>0.005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00]/3.6)" office:value-type="float" office:value="824.722222222222" calcext:value-type="float">
            <text:p>825</text:p>
          </table:table-cell>
          <table:table-cell/>
          <table:table-cell table:style-name="ce36" table:formula="of:=[.G100]*[.D100]" office:value-type="float" office:value="4.12361111111111" calcext:value-type="float">
            <text:p>4</text:p>
          </table:table-cell>
          <table:table-cell table:number-columns-repeated="2"/>
          <table:table-cell office:value-type="string" calcext:value-type="string">
            <text:p>Surface mounted devices and LEDs (avg.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ds</text:p>
          </table:table-cell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table:formula="of:=[.C101]*[.B101]" office:value-type="float" office:value="0.0016" calcext:value-type="float">
            <text:p>0.0016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01]/3.6)" office:value-type="float" office:value="824.722222222222" calcext:value-type="float">
            <text:p>825</text:p>
          </table:table-cell>
          <table:table-cell/>
          <table:table-cell table:style-name="ce36" table:formula="of:=[.G101]*[.D101]" office:value-type="float" office:value="1.31955555555556" calcext:value-type="float">
            <text:p>1</text:p>
          </table:table-cell>
          <table:table-cell table:number-columns-repeated="2"/>
          <table:table-cell office:value-type="string" calcext:value-type="string">
            <text:p>Surface mounted devices and LEDs (avg.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ther smt components</text:p>
          </table:table-cell>
          <table:table-cell office:value-type="float" office:value="220" calcext:value-type="float">
            <text:p>220</text:p>
          </table:table-cell>
          <table:table-cell office:value-type="float" office:value="0.000024" calcext:value-type="float">
            <text:p>0.000024</text:p>
          </table:table-cell>
          <table:table-cell table:formula="of:=[.C102]*[.B102]" office:value-type="float" office:value="0.00528" calcext:value-type="float">
            <text:p>0.00528</text:p>
          </table:table-cell>
          <table:table-cell/>
          <table:table-cell table:style-name="ce31" office:value-type="float" office:value="2969" calcext:value-type="float">
            <text:p>2969</text:p>
          </table:table-cell>
          <table:table-cell table:style-name="ce36" table:formula="of:=([.F102]/3.6)" office:value-type="float" office:value="824.722222222222" calcext:value-type="float">
            <text:p>825</text:p>
          </table:table-cell>
          <table:table-cell/>
          <table:table-cell table:style-name="ce36" table:formula="of:=[.G102]*[.D102]" office:value-type="float" office:value="4.35453333333333" calcext:value-type="float">
            <text:p>4</text:p>
          </table:table-cell>
          <table:table-cell table:number-columns-repeated="2"/>
          <table:table-cell office:value-type="string" calcext:value-type="string">
            <text:p>Surface mounted devices and LEDs (avg.)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104]*[.B104]" office:value-type="float" office:value="1.5" calcext:value-type="float">
            <text:p>1.5</text:p>
          </table:table-cell>
          <table:table-cell/>
          <table:table-cell table:style-name="ce34" office:value-type="float" office:value="234" calcext:value-type="float">
            <text:p>234</text:p>
          </table:table-cell>
          <table:table-cell table:style-name="ce36" table:formula="of:=([.F104]/3.6)" office:value-type="float" office:value="65" calcext:value-type="float">
            <text:p>65</text:p>
          </table:table-cell>
          <table:table-cell/>
          <table:table-cell table:style-name="ce36" table:formula="of:=[.G104]*[.D104]" office:value-type="float" office:value="97.5" calcext:value-type="float">
            <text:p>98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Lead-free sol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CB 81x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.6</text:p>
          </table:table-cell>
          <table:table-cell/>
          <table:table-cell table:style-name="ce34" office:value-type="float" office:value="281" calcext:value-type="float">
            <text:p>281</text:p>
          </table:table-cell>
          <table:table-cell table:style-name="ce36" table:formula="of:=([.F105]/3.6)" office:value-type="float" office:value="78.0555555555556" calcext:value-type="float">
            <text:p>78</text:p>
          </table:table-cell>
          <table:table-cell/>
          <table:table-cell table:style-name="ce36" table:formula="of:=[.G105]*[.D105]" office:value-type="float" office:value="1139.61111111111" calcext:value-type="float">
            <text:p>1140</text:p>
          </table:table-cell>
          <table:table-cell table:number-columns-repeated="2"/>
          <table:table-cell office:value-type="string" calcext:value-type="string">
            <text:p>Kemma et al. 2005</text:p>
          </table:table-cell>
          <table:table-cell office:value-type="string" calcext:value-type="string">
            <text:p>Printed Circuit Board 1/2 lay 3.75 kg/m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mbly</text:p>
          </table:table-cell>
          <table:table-cell table:number-columns-repeated="4"/>
          <table:table-cell table:style-name="ce34" office:value-type="float" office:value="130" calcext:value-type="float">
            <text:p>130</text:p>
          </table:table-cell>
          <table:table-cell table:style-name="ce36" table:formula="of:=([.F106]/3.6)" office:value-type="float" office:value="36.1111111111111" calcext:value-type="float">
            <text:p>36</text:p>
          </table:table-cell>
          <table:table-cell/>
          <table:table-cell table:style-name="ce36" table:formula="of:=[.G106]*[.D109]" office:value-type="float" office:value="1489.58333333333" calcext:value-type="float">
            <text:p>1490</text:p>
          </table:table-cell>
          <table:table-cell table:number-columns-repeated="2"/>
          <table:table-cell office:value-type="string" calcext:value-type="string">
            <text:p>Duque Ciceri et al 2010</text:p>
          </table:table-cell>
          <table:table-cell/>
          <table:table-cell office:value-type="string" calcext:value-type="string">
            <text:p>http://users.humboldt.edu/arne/Alstone_etal_Lumina-TR9-Embodied-Energy_Jan11.pdf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  <table:table-cell table:formula="of:=SUM([.D83:.D106])" office:value-type="float" office:value="40.925696205" calcext:value-type="float">
            <text:p>40.925696205</text:p>
          </table:table-cell>
          <table:table-cell table:number-columns-repeated="4"/>
          <table:table-cell table:style-name="ce39" table:formula="of:=SUM([.I83:.I106])" office:value-type="float" office:value="10040.7228041667" calcext:value-type="float">
            <text:p>10041</text:p>
          </table:table-cell>
          <table:table-cell office:value-type="string" calcext:value-type="string">
            <text:p>Watt hours</text:p>
          </table:table-cell>
          <table:table-cell table:style-name="ce42" table:formula="of:=[.I108]/[.D109]" office:value-type="float" office:value="243.411461919192" calcext:value-type="float">
            <text:p>243</text:p>
          </table:table-cell>
          <table:table-cell table:style-name="ce8" office:value-type="string" calcext:value-type="string">
            <text:p>wh/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TAL measured</text:p>
          </table:table-cell>
          <table:table-cell table:number-columns-repeated="2"/>
          <table:table-cell office:value-type="float" office:value="41.25" calcext:value-type="float">
            <text:p>41.25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13" table:number-columns-repeated="2"/>
          <table:table-cell table:style-name="ce26"/>
          <table:table-cell table:style-name="ce13" table:number-columns-repeated="12"/>
          <table:table-cell table:number-columns-repeated="7"/>
        </table:table-row>
        <table:table-row table:style-name="ro2">
          <table:table-cell table:style-name="ce13" table:number-columns-repeated="2"/>
          <table:table-cell table:style-name="ce26"/>
          <table:table-cell table:style-name="ce13" table:number-columns-repeated="5"/>
          <table:table-cell table:style-name="ce40" table:formula="of:=[.I108]+[.I74]+[.I50]+[.I40]+[.I63]" office:value-type="float" office:value="39913.0979944444" calcext:value-type="float">
            <text:p>39913</text:p>
          </table:table-cell>
          <table:table-cell table:style-name="ce13" office:value-type="string" calcext:value-type="string">
            <text:p>Wh</text:p>
          </table:table-cell>
          <table:table-cell table:style-name="ce13" table:number-columns-repeated="5"/>
          <table:table-cell table:number-columns-repeated="7"/>
        </table:table-row>
        <table:table-row table:style-name="ro2">
          <table:table-cell table:style-name="ce13" table:number-columns-repeated="2"/>
          <table:table-cell table:style-name="ce26"/>
          <table:table-cell table:style-name="ce13" table:number-columns-repeated="5"/>
          <table:table-cell table:style-name="ce40" table:formula="of:=[.I115]/1000" office:value-type="float" office:value="39.9130979944444" calcext:value-type="float">
            <text:p>40</text:p>
          </table:table-cell>
          <table:table-cell table:style-name="ce41" office:value-type="string" calcext:value-type="string">
            <text:p>kWh</text:p>
          </table:table-cell>
          <table:table-cell table:style-name="ce13" table:number-columns-repeated="5"/>
          <table:table-cell table:number-columns-repeated="7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EmonPi Shield</text:p>
          </table:table-cell>
          <table:table-cell table:style-name="ce15" table:formula="of:=[.I40]" office:value-type="float" office:value="5070.77796805556" calcext:value-type="float">
            <text:p>5071</text:p>
          </table:table-cell>
          <table:table-cell table:style-name="ce27" table:formula="of:=[.B120]/[.$B$126]" office:value-type="percentage" office:value="0.127045461837148" calcext:value-type="percentage">
            <text:p>12.70%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EmonPi LCD Assembly</text:p>
          </table:table-cell>
          <table:table-cell table:style-name="ce15" table:formula="of:=[.I50]" office:value-type="float" office:value="3844.1" calcext:value-type="float">
            <text:p>3844</text:p>
          </table:table-cell>
          <table:table-cell table:style-name="ce27" table:formula="of:=[.B121]/[.$B$126]" office:value-type="percentage" office:value="0.0963117420886513" calcext:value-type="percentage">
            <text:p>9.63%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EmonPi Enclosure</text:p>
          </table:table-cell>
          <table:table-cell table:style-name="ce15" table:formula="of:=[.I74]" office:value-type="float" office:value="10106.9" calcext:value-type="float">
            <text:p>10107</text:p>
          </table:table-cell>
          <table:table-cell table:style-name="ce27" table:formula="of:=[.B122]/[.$B$126]" office:value-type="percentage" office:value="0.253222638879267" calcext:value-type="percentage">
            <text:p>25.32%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ensors and power adapter</text:p>
          </table:table-cell>
          <table:table-cell table:style-name="ce15" table:formula="of:=[.I63]" office:value-type="float" office:value="10850.5972222222" calcext:value-type="float">
            <text:p>10851</text:p>
          </table:table-cell>
          <table:table-cell table:style-name="ce27" table:formula="of:=[.B123]/[.$B$126]" office:value-type="percentage" office:value="0.271855550369268" calcext:value-type="percentage">
            <text:p>27.19%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Raspberry PI</text:p>
          </table:table-cell>
          <table:table-cell table:style-name="ce15" table:formula="of:=[.I108]" office:value-type="float" office:value="10040.7228041667" calcext:value-type="float">
            <text:p>10041</text:p>
          </table:table-cell>
          <table:table-cell table:style-name="ce27" table:formula="of:=[.B124]/[.$B$126]" office:value-type="percentage" office:value="0.251564606825665" calcext:value-type="percentage">
            <text:p>25.16%</text:p>
          </table:table-cell>
          <table:table-cell table:style-name="Default"/>
          <table:table-cell table:number-columns-repeated="18"/>
        </table:table-row>
        <table:table-row table:style-name="ro2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/>
          <table:table-cell table:formula="of:=SUM([.B120:.B124])" office:value-type="float" office:value="39913.0979944444" calcext:value-type="float">
            <text:p>39913.0979944444</text:p>
          </table:table-cell>
          <table:table-cell/>
          <table:table-cell table:style-name="Default"/>
          <table:table-cell table:number-columns-repeated="18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8"/>
        </table:table-row>
        <table:table-row table:style-name="ro4">
          <table:table-cell table:style-name="ce9" office:value-type="string" calcext:value-type="string">
            <text:p>EMONPI CASE</text:p>
          </table:table-cell>
          <table:table-cell table:style-name="ce9" table:number-columns-repeated="2"/>
          <table:table-cell table:style-name="ce28" office:value-type="string" calcext:value-type="string">
            <text:p>weight (g)</text:p>
          </table:table-cell>
          <table:table-cell table:style-name="ce9" table:number-columns-repeated="7"/>
          <table:table-cell table:number-columns-repeated="11"/>
        </table:table-row>
        <table:table-row table:style-name="ro2">
          <table:table-cell office:value-type="string" calcext:value-type="string">
            <text:p>Enclosur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irg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cycl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ar fascia</text:p>
          </table:table-cell>
          <table:table-cell/>
          <table:table-cell table:style-name="Default"/>
          <table:table-cell office:value-type="float" office:value="24.5" calcext:value-type="float">
            <text:p>24.5</text:p>
          </table:table-cell>
          <table:table-cell/>
          <table:table-cell office:value-type="string" calcext:value-type="string">
            <text:p>Aluminium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([Sheet1.G132]/1000)*[Sheet1.D132]" office:value-type="float" office:value="1.5435" calcext:value-type="float">
            <text:p>1.5435</text:p>
          </table:table-cell>
          <table:table-cell table:formula="of:=([Sheet1.H132]/1000)*[Sheet1.D132]" office:value-type="float" office:value="0.98" calcext:value-type="float">
            <text:p>0.98</text:p>
          </table:table-cell>
          <table:table-cell table:formula="of:=([Sheet1.I132]/1000)*[Sheet1.D132]" office:value-type="float" office:value="0.077175" calcext:value-type="float">
            <text:p>0.0771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x screws</text:p>
          </table:table-cell>
          <table:table-cell/>
          <table:table-cell table:style-name="Default"/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steel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([Sheet1.G133]/1000)*[Sheet1.D133]" office:value-type="float" office:value="0.0756" calcext:value-type="float">
            <text:p>0.0756</text:p>
          </table:table-cell>
          <table:table-cell table:formula="of:=([Sheet1.H133]/1000)*[Sheet1.D133]" office:value-type="float" office:value="0.0756" calcext:value-type="float">
            <text:p>0.0756</text:p>
          </table:table-cell>
          <table:table-cell table:formula="of:=([Sheet1.I133]/1000)*[Sheet1.D133]" office:value-type="float" office:value="0.0756" calcext:value-type="float">
            <text:p>0.075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xtruded sections</text:p>
          </table:table-cell>
          <table:table-cell/>
          <table:table-cell table:style-name="Default"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Aluminium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([Sheet1.G134]/1000)*[Sheet1.D134]" office:value-type="float" office:value="10.017" calcext:value-type="float">
            <text:p>10.017</text:p>
          </table:table-cell>
          <table:table-cell table:formula="of:=([Sheet1.H134]/1000)*[Sheet1.D134]" office:value-type="float" office:value="6.36" calcext:value-type="float">
            <text:p>6.36</text:p>
          </table:table-cell>
          <table:table-cell table:formula="of:=([Sheet1.I134]/1000)*[Sheet1.D134]" office:value-type="float" office:value="0.50085" calcext:value-type="float">
            <text:p>0.500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p plate</text:p>
          </table:table-cell>
          <table:table-cell/>
          <table:table-cell table:style-name="Default"/>
          <table:table-cell office:value-type="float" office:value="26.6" calcext:value-type="float">
            <text:p>26.6</text:p>
          </table:table-cell>
          <table:table-cell/>
          <table:table-cell office:value-type="string" calcext:value-type="string">
            <text:p>Aluminium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([Sheet1.G135]/1000)*[Sheet1.D135]" office:value-type="float" office:value="1.6758" calcext:value-type="float">
            <text:p>1.6758</text:p>
          </table:table-cell>
          <table:table-cell table:formula="of:=([Sheet1.H135]/1000)*[Sheet1.D135]" office:value-type="float" office:value="1.064" calcext:value-type="float">
            <text:p>1.064</text:p>
          </table:table-cell>
          <table:table-cell table:formula="of:=([Sheet1.I135]/1000)*[Sheet1.D135]" office:value-type="float" office:value="0.08379" calcext:value-type="float">
            <text:p>0.0837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nt fascia</text:p>
          </table:table-cell>
          <table:table-cell/>
          <table:table-cell table:style-name="Default"/>
          <table:table-cell office:value-type="float" office:value="22.6" calcext:value-type="float">
            <text:p>22.6</text:p>
          </table:table-cell>
          <table:table-cell/>
          <table:table-cell office:value-type="string" calcext:value-type="string">
            <text:p>Aluminium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([Sheet1.G136]/1000)*[Sheet1.D136]" office:value-type="float" office:value="1.4238" calcext:value-type="float">
            <text:p>1.4238</text:p>
          </table:table-cell>
          <table:table-cell table:formula="of:=([Sheet1.H136]/1000)*[Sheet1.D136]" office:value-type="float" office:value="0.904" calcext:value-type="float">
            <text:p>0.904</text:p>
          </table:table-cell>
          <table:table-cell table:formula="of:=([Sheet1.I136]/1000)*[Sheet1.D136]" office:value-type="float" office:value="0.07119" calcext:value-type="float">
            <text:p>0.071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CD Aluminium panel </text:p>
          </table:table-cell>
          <table:table-cell/>
          <table:table-cell table:style-name="Default"/>
          <table:table-cell office:value-type="float" office:value="17.1" calcext:value-type="float">
            <text:p>17.1</text:p>
          </table:table-cell>
          <table:table-cell/>
          <table:table-cell office:value-type="string" calcext:value-type="string">
            <text:p>Aluminium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([Sheet1.G137]/1000)*[Sheet1.D137]" office:value-type="float" office:value="1.0773" calcext:value-type="float">
            <text:p>1.0773</text:p>
          </table:table-cell>
          <table:table-cell table:formula="of:=([Sheet1.H137]/1000)*[Sheet1.D137]" office:value-type="float" office:value="0.684" calcext:value-type="float">
            <text:p>0.684</text:p>
          </table:table-cell>
          <table:table-cell table:formula="of:=([Sheet1.I137]/1000)*[Sheet1.D137]" office:value-type="float" office:value="0.053865" calcext:value-type="float">
            <text:p>0.05386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LCD spacers + nuts + skrews (steel)</text:p>
          </table:table-cell>
          <table:table-cell/>
          <table:table-cell table:style-name="Default"/>
          <table:table-cell office:value-type="float" office:value="6.55" calcext:value-type="float">
            <text:p>6.55</text:p>
          </table:table-cell>
          <table:table-cell/>
          <table:table-cell office:value-type="string" calcext:value-type="string">
            <text:p>steel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([Sheet1.G139]/1000)*[Sheet1.D139]" office:value-type="float" office:value="0.0393" calcext:value-type="float">
            <text:p>0.0393</text:p>
          </table:table-cell>
          <table:table-cell table:formula="of:=([Sheet1.H139]/1000)*[Sheet1.D139]" office:value-type="float" office:value="0.0393" calcext:value-type="float">
            <text:p>0.0393</text:p>
          </table:table-cell>
          <table:table-cell table:formula="of:=([Sheet1.I139]/1000)*[Sheet1.D139]" office:value-type="float" office:value="0.0393" calcext:value-type="float">
            <text:p>0.03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tal case + LCD:</text:p>
          </table:table-cell>
          <table:table-cell/>
          <table:table-cell table:style-name="Default" table:number-columns-repeated="2"/>
          <table:table-cell table:number-columns-repeated="6"/>
          <table:table-cell table:style-name="ce43" table:formula="of:=SUM([Sheet1.K132:.K139])" office:value-type="float" office:value="15.8523" calcext:value-type="float">
            <text:p>15.9</text:p>
          </table:table-cell>
          <table:table-cell table:style-name="ce43" table:formula="of:=SUM([Sheet1.L132:.L139])" office:value-type="float" office:value="10.1069" calcext:value-type="float">
            <text:p>10.1</text:p>
          </table:table-cell>
          <table:table-cell table:style-name="ce43" table:formula="of:=SUM([Sheet1.M132:.M139])" office:value-type="float" office:value="0.90177" calcext:value-type="float">
            <text:p>0.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8" office:value-type="string" calcext:value-type="string">
            <text:p>References for embodied energy of aluminium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Virgin</text:p>
          </table:table-cell>
          <table:table-cell table:style-name="ce17" office:value-type="float" office:value="191" calcext:value-type="float">
            <text:p>191</text:p>
          </table:table-cell>
          <table:table-cell/>
          <table:table-cell table:style-name="Default"/>
          <table:table-cell office:value-type="string" calcext:value-type="string">
            <text:p>http://www.victoria.ac.nz/architecture/centres/cbpr/resources/pdfs/ee-coefficients.pd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irgin (from bauxite) </text:p>
          </table:table-cell>
          <table:table-cell table:style-name="ce17" office:value-type="string" calcext:value-type="string">
            <text:p>227-342</text:p>
          </table:table-cell>
          <table:table-cell/>
          <table:table-cell table:style-name="Default"/>
          <table:table-cell office:value-type="string" calcext:value-type="string">
            <text:p>http://www.lowtechmagazine.com/what-is-the-embodied-energy-of-materials.html</text:p>
          </table:table-cell>
          <table:table-cell table:number-columns-repeated="17"/>
        </table:table-row>
        <table:table-row table:style-name="ro2">
          <table:table-cell/>
          <table:table-cell table:style-name="ce17"/>
          <table:table-cell/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20% recycled</text:p>
          </table:table-cell>
          <table:table-cell table:style-name="ce17" office:value-type="float" office:value="219" calcext:value-type="float">
            <text:p>219</text:p>
          </table:table-cell>
          <table:table-cell/>
          <table:table-cell table:style-name="Default"/>
          <table:table-cell office:value-type="string" calcext:value-type="string">
            <text:p>http://www.lowtechmagazine.com/what-is-the-embodied-energy-of-materials.htm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33% recycled</text:p>
          </table:table-cell>
          <table:table-cell table:style-name="ce17" office:value-type="float" office:value="155" calcext:value-type="float">
            <text:p>155</text:p>
          </table:table-cell>
          <table:table-cell/>
          <table:table-cell table:style-name="Default"/>
          <table:table-cell office:value-type="string" calcext:value-type="string">
            <text:p>http://en.wikipedia.org/wiki/Embodied_energy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nknown % recycled (40 kWh)</text:p>
          </table:table-cell>
          <table:table-cell table:style-name="ce17" table:formula="of:=40*3.6" office:value-type="float" office:value="144" calcext:value-type="float">
            <text:p>144</text:p>
          </table:table-cell>
          <table:table-cell/>
          <table:table-cell table:style-name="Default"/>
          <table:table-cell office:value-type="string" calcext:value-type="string">
            <text:p>http://www.inference.phy.cam.ac.uk/withouthotair/c15/page_88.shtml</text:p>
          </table:table-cell>
          <table:table-cell table:number-columns-repeated="17"/>
        </table:table-row>
        <table:table-row table:style-name="ro2">
          <table:table-cell/>
          <table:table-cell table:style-name="ce17"/>
          <table:table-cell/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100% recycled</text:p>
          </table:table-cell>
          <table:table-cell table:style-name="ce17" office:value-type="string" calcext:value-type="string">
            <text:p>11.35-17</text:p>
          </table:table-cell>
          <table:table-cell/>
          <table:table-cell table:style-name="Default"/>
          <table:table-cell office:value-type="string" calcext:value-type="string">
            <text:p>http://www.lowtechmagazine.com/what-is-the-embodied-energy-of-materials.html</text:p>
          </table:table-cell>
          <table:table-cell table:number-columns-repeated="17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17"/>
          <table:table-cell/>
          <table:table-cell table:style-name="Default"/>
          <table:table-cell table:number-columns-repeated="18"/>
        </table:table-row>
        <table:table-row table:style-name="ro2" table:number-rows-repeated="38"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number-columns-repeated="3"/>
          <table:table-cell table:style-name="Default"/>
          <table:table-cell table:number-columns-repeated="18"/>
        </table:table-row>
      </table:table>
      <table:table table:name="Sheet2" table:style-name="ta1">
        <table:table-column table:style-name="co4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style-name="ce4" table:number-columns-repeated="5"/>
          <table:table-cell table:number-columns-repeated="8"/>
        </table:table-row>
        <table:table-row table:style-name="ro2" table:number-rows-repeated="2">
          <table:table-cell table:style-name="ce4"/>
          <table:table-cell/>
          <table:table-cell table:style-name="ce4" table:number-columns-repeated="3"/>
          <table:table-cell table:number-columns-repeated="8"/>
        </table:table-row>
        <table:table-row table:style-name="ro2">
          <table:table-cell table:style-name="ce4" table:number-columns-repeated="5"/>
          <table:table-cell table:number-columns-repeated="8"/>
        </table:table-row>
        <table:table-row table:style-name="ro2" table:number-rows-repeated="20">
          <table:table-cell table:number-columns-repeated="13"/>
        </table:table-row>
        <table:table-row table:style-name="ro2">
          <table:table-cell table:number-columns-repeated="8"/>
          <table:table-cell table:style-name="ce35"/>
          <table:table-cell table:style-name="ce2"/>
          <table:table-cell table:number-columns-repeated="3"/>
        </table:table-row>
        <table:table-row table:style-name="ro2" table:number-rows-repeated="16">
          <table:table-cell table:number-columns-repeated="13"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10"/>
          <table:table-cell table:number-columns-repeated="9"/>
        </table:table-row>
        <table:table-row table:style-name="ro2">
          <table:table-cell table:number-columns-repeated="10"/>
          <table:table-cell table:style-name="ce32" table:number-columns-repeated="3"/>
        </table:table-row>
      </table:table>
      <table:table table:name="Sheet3" table:style-name="ta1">
        <table:table-column table:style-name="co4" table:number-columns-repeated="3" table:default-cell-style-name="Default"/>
        <table:table-column table:style-name="co4" table:default-cell-style-name="ce10"/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6"/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7:06:58.416048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2:24:39.435306381</meta:creation-date>
    <dc:date>2015-06-01T18:05:16.170279090</dc:date>
    <meta:editing-duration>PT23H42M49S</meta:editing-duration>
    <meta:editing-cycles>60</meta:editing-cycles>
    <meta:generator>LibreOffice/4.2.7.2$Linux_X86_64 LibreOffice_project/420m0$Build-2</meta:generator>
    <meta:document-statistic meta:table-count="3" meta:cell-count="777" meta:object-count="0"/>
  </office:meta>
</office:document-meta>
</file>